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7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PRÉCURSEURS</text:h>
      <text:p text:style-name="P1">Lorsque les trois Fragments sont rapprochés,</text:p>
      <text:p text:style-name="P1">le Passage ne s’ouvre pas totalement.</text:p>
      <text:p text:style-name="Text_20_body">Il se fissure.</text:p>
      <text:p text:style-name="Text_20_body">Et par ces fissures, quelque chose tente de traverser.</text:p>
      <text:p text:style-name="P1">Les premières formes observées sont petites.</text:p>
      <text:p text:style-name="P1">Instables.<text:line-break/>Incomplètes.</text:p>
      <text:p text:style-name="P1">Elles ressemblent à des dragons miniatures,</text:p>
      <text:p text:style-name="P1">ou à des diablotins ailés aux contours flous.</text:p>
      <text:p text:style-name="P1">Leurs ailes vibrent comme si elles n’étaient pas adaptées à cette réalité.</text:p>
      <text:p text:style-name="P1">Leur corps semble parfois se décaler d’un souffle.</text:p>
      <text:p text:style-name="Text_20_body">Ce ne sont pas des ombres.</text:p>
      <text:p text:style-name="Text_20_body">Ce sont des corps mal ancrés.</text:p>
      <text:p text:style-name="Horizontal_20_Line"/>
      <text:h text:style-name="Heading_20_1" text:outline-level="1">POURQUOI ELLES TOURNENT AUTOUR DES FRAGMENTS</text:h>
      <text:p text:style-name="Text_20_body">Les Fragments du Seuil ne sont pas seulement des clés.</text:p>
      <text:p text:style-name="Text_20_body">Ils sont des points d’ancrage.</text:p>
      <text:p text:style-name="Text_20_body">Les créatures cherchent la stabilité.</text:p>
      <text:p text:style-name="P1">Elles orbitent autour des artefacts</text:p>
      <text:p text:style-name="P1">comme des braises attirées par un feu.</text:p>
      <text:p text:style-name="P1">Elles ne fuient pas la lumière.</text:p>
      <text:p text:style-name="P1">Elles ne craignent pas l’acier.</text:p>
      <text:p text:style-name="Text_20_body">Elles cherchent la résonance.</text:p>
      <text:p text:style-name="P1">Plus un Fragment est activé,</text:p>
      <text:p text:style-name="P1">plus elles deviennent denses.</text:p>
      <text:p text:style-name="Text_20_body">Plus tangibles.</text:p>
      <text:p text:style-name="Text_20_body">Plus dangereuses.</text:p>
      <text:p text:style-name="Horizontal_20_Line"/>
      <text:h text:style-name="Heading_20_1" text:outline-level="1"><text:soft-page-break/>LE DÉBUT DE L’INVASION</text:h>
      <text:p text:style-name="Text_20_body">Les érudits comprennent alors une vérité inquiétante :</text:p>
      <text:p text:style-name="Text_20_body">Ces créatures ne sont pas une armée complète.</text:p>
      <text:p text:style-name="Text_20_body">Elles sont l’avant-garde.</text:p>
      <text:p text:style-name="Text_20_body">Des formes qui testent la matière.</text:p>
      <text:p text:style-name="Text_20_body">Des corps qui tentent de s’ajuster à la physique d’Elyndra.</text:p>
      <text:p text:style-name="P1">Tant que le Portail reste partiellement fermé,</text:p>
      <text:p text:style-name="P1">elles demeurent instables.</text:p>
      <text:p text:style-name="Text_20_body">Mais si les trois Fragments sont pleinement activés…</text:p>
      <text:p text:style-name="P1">Alors le Passage s’ouvrira suffisamment</text:p>
      <text:p text:style-name="P1">pour permettre une stabilisation complète.</text:p>
      <text:p text:style-name="P1">Et ce qui suivra</text:p>
      <text:p text:style-name="P1">ne sera plus fragmentai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54:32.951696000</meta:creation-date>
    <dc:date>2026-02-26T22:54:59.702641800</dc:date>
    <meta:editing-duration>PT27S</meta:editing-duration>
    <meta:editing-cycles>1</meta:editing-cycles>
    <meta:document-statistic meta:table-count="0" meta:image-count="0" meta:object-count="0" meta:page-count="2" meta:paragraph-count="39" meta:word-count="221" meta:character-count="1402" meta:non-whitespace-character-count="1220"/>
    <meta:generator>LibreOffice/26.2.0.3$Windows_X86_64 LibreOffice_project/620$Build-3</meta:generator>
  </office:meta>
</office:document-meta>
</file>